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1" style:family="table">
      <style:table-properties style:width="6.6896in" table:align="left"/>
    </style:style>
    <style:style style:name="Table1.A" style:family="table-column">
      <style:table-column-properties style:column-width="0.5611in"/>
    </style:style>
    <style:style style:name="Table1.B" style:family="table-column">
      <style:table-column-properties style:column-width="6.128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896in" table:align="left"/>
    </style:style>
    <style:style style:name="Table2.A" style:family="table-column">
      <style:table-column-properties style:column-width="0.5611in"/>
    </style:style>
    <style:style style:name="Table2.B" style:family="table-column">
      <style:table-column-properties style:column-width="6.128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896in" table:align="left"/>
    </style:style>
    <style:style style:name="Table3.A" style:family="table-column">
      <style:table-column-properties style:column-width="0.5611in"/>
    </style:style>
    <style:style style:name="Table3.B" style:family="table-column">
      <style:table-column-properties style:column-width="1.1868in"/>
    </style:style>
    <style:style style:name="Table3.C" style:family="table-column">
      <style:table-column-properties style:column-width="4.941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896in" table:align="left"/>
    </style:style>
    <style:style style:name="Table4.A" style:family="table-column">
      <style:table-column-properties style:column-width="0.5611in"/>
    </style:style>
    <style:style style:name="Table4.B" style:family="table-column">
      <style:table-column-properties style:column-width="6.128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896in" table:align="left"/>
    </style:style>
    <style:style style:name="Table5.A" style:family="table-column">
      <style:table-column-properties style:column-width="0.5611in"/>
    </style:style>
    <style:style style:name="Table5.B" style:family="table-column">
      <style:table-column-properties style:column-width="6.128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chapeau">
      <style:text-properties officeooo:paragraph-rsid="0017b11c"/>
    </style:style>
    <style:style style:name="P2" style:family="paragraph" style:parent-style-name="pragma">
      <style:text-properties officeooo:rsid="001591f2" officeooo:paragraph-rsid="001eb179"/>
    </style:style>
    <style:style style:name="P3" style:family="paragraph" style:parent-style-name="pragma">
      <style:text-properties officeooo:rsid="001591f2" officeooo:paragraph-rsid="00221200"/>
    </style:style>
    <style:style style:name="P4" style:family="paragraph" style:parent-style-name="pragma">
      <style:text-properties officeooo:rsid="001591f2" officeooo:paragraph-rsid="003c14af"/>
    </style:style>
    <style:style style:name="P5" style:family="paragraph" style:parent-style-name="pragma">
      <style:text-properties officeooo:rsid="001591f2" officeooo:paragraph-rsid="0045cba3"/>
    </style:style>
    <style:style style:name="P6" style:family="paragraph" style:parent-style-name="pragma">
      <style:text-properties officeooo:rsid="00827206" officeooo:paragraph-rsid="00827206"/>
    </style:style>
    <style:style style:name="P7" style:family="paragraph" style:parent-style-name="Normal">
      <style:text-properties officeooo:paragraph-rsid="0017b11c"/>
    </style:style>
    <style:style style:name="P8" style:family="paragraph" style:parent-style-name="Normal">
      <style:text-properties officeooo:rsid="00240b34" officeooo:paragraph-rsid="00240b34"/>
    </style:style>
    <style:style style:name="P9" style:family="paragraph" style:parent-style-name="Normal">
      <style:text-properties officeooo:paragraph-rsid="00212883"/>
    </style:style>
    <style:style style:name="P10" style:family="paragraph" style:parent-style-name="Normal">
      <style:text-properties officeooo:rsid="0033a357" officeooo:paragraph-rsid="0033a357"/>
    </style:style>
    <style:style style:name="P11" style:family="paragraph" style:parent-style-name="Normal">
      <style:text-properties officeooo:rsid="0039e4b7" officeooo:paragraph-rsid="0039e4b7"/>
    </style:style>
    <style:style style:name="P12" style:family="paragraph" style:parent-style-name="Normal">
      <style:text-properties officeooo:rsid="0039eb22" officeooo:paragraph-rsid="0039eb22"/>
    </style:style>
    <style:style style:name="P13" style:family="paragraph" style:parent-style-name="Normal">
      <style:text-properties officeooo:rsid="0041119f" officeooo:paragraph-rsid="0041119f"/>
    </style:style>
    <style:style style:name="P14" style:family="paragraph" style:parent-style-name="Normal">
      <style:text-properties officeooo:rsid="004e85d4" officeooo:paragraph-rsid="004e85d4"/>
    </style:style>
    <style:style style:name="P15" style:family="paragraph" style:parent-style-name="Normal">
      <style:text-properties officeooo:paragraph-rsid="00537b09"/>
    </style:style>
    <style:style style:name="P16" style:family="paragraph" style:parent-style-name="Normal">
      <style:text-properties officeooo:rsid="0057b1ce" officeooo:paragraph-rsid="0057b1ce"/>
    </style:style>
    <style:style style:name="P17" style:family="paragraph" style:parent-style-name="Normal">
      <style:text-properties officeooo:paragraph-rsid="006658f8"/>
    </style:style>
    <style:style style:name="P18" style:family="paragraph" style:parent-style-name="Normal">
      <style:text-properties officeooo:rsid="006658f8" officeooo:paragraph-rsid="006658f8"/>
    </style:style>
    <style:style style:name="P19" style:family="paragraph" style:parent-style-name="Normal">
      <style:text-properties officeooo:rsid="0027e405" officeooo:paragraph-rsid="006763a9"/>
    </style:style>
    <style:style style:name="P20" style:family="paragraph" style:parent-style-name="Normal">
      <style:text-properties officeooo:paragraph-rsid="006763a9"/>
    </style:style>
    <style:style style:name="P21" style:family="paragraph" style:parent-style-name="Normal">
      <style:text-properties officeooo:rsid="006b4b7b" officeooo:paragraph-rsid="00716ab1"/>
    </style:style>
    <style:style style:name="P22" style:family="paragraph" style:parent-style-name="Normal">
      <style:text-properties officeooo:rsid="006b4b7b" officeooo:paragraph-rsid="006b4b7b"/>
    </style:style>
    <style:style style:name="P23" style:family="paragraph" style:parent-style-name="Normal">
      <style:text-properties officeooo:paragraph-rsid="0072e490"/>
    </style:style>
    <style:style style:name="P24" style:family="paragraph" style:parent-style-name="Normal">
      <style:text-properties officeooo:rsid="00749ef8" officeooo:paragraph-rsid="00749ef8"/>
    </style:style>
    <style:style style:name="P25" style:family="paragraph" style:parent-style-name="Normal">
      <style:text-properties officeooo:rsid="00768911" officeooo:paragraph-rsid="00768911"/>
    </style:style>
    <style:style style:name="P26" style:family="paragraph" style:parent-style-name="Normal">
      <style:text-properties officeooo:rsid="00794d9d" officeooo:paragraph-rsid="00794d9d"/>
    </style:style>
    <style:style style:name="P27" style:family="paragraph" style:parent-style-name="Normal">
      <style:text-properties officeooo:rsid="007bd5da" officeooo:paragraph-rsid="007bf4ff"/>
    </style:style>
    <style:style style:name="P28" style:family="paragraph" style:parent-style-name="Normal">
      <style:text-properties officeooo:rsid="007bf4ff" officeooo:paragraph-rsid="007bf4ff"/>
    </style:style>
    <style:style style:name="P29" style:family="paragraph" style:parent-style-name="Normal">
      <style:text-properties officeooo:paragraph-rsid="00288de3"/>
    </style:style>
    <style:style style:name="P30" style:family="paragraph" style:parent-style-name="Normal">
      <style:text-properties style:font-name="Arial1" fo:font-size="10pt" officeooo:paragraph-rsid="00866918"/>
    </style:style>
    <style:style style:name="P31" style:family="paragraph" style:parent-style-name="Normal">
      <style:text-properties style:font-name="Arial1" fo:font-size="10pt" officeooo:rsid="0042bb21" officeooo:paragraph-rsid="008a7c7e"/>
    </style:style>
    <style:style style:name="P32" style:family="paragraph" style:parent-style-name="Normal">
      <style:paragraph-properties fo:text-align="center" style:justify-single-word="false"/>
      <style:text-properties style:font-name="Arial1" fo:font-size="10pt" officeooo:rsid="0042bb21" officeooo:paragraph-rsid="008b22d0"/>
    </style:style>
    <style:style style:name="P33" style:family="paragraph" style:parent-style-name="Normal">
      <style:text-properties style:font-name="Arial1" fo:font-size="10pt" officeooo:rsid="005b3fa7" officeooo:paragraph-rsid="008d6266"/>
    </style:style>
    <style:style style:name="P34" style:family="paragraph" style:parent-style-name="Normal">
      <style:text-properties style:font-name="Arial1" fo:font-size="10pt" officeooo:rsid="005b3fa7" officeooo:paragraph-rsid="008f05a0"/>
    </style:style>
    <style:style style:name="P35" style:family="paragraph" style:parent-style-name="Normal">
      <style:text-properties style:font-name="Arial1" fo:font-size="10pt" officeooo:rsid="005b3fa7" officeooo:paragraph-rsid="00918f54"/>
    </style:style>
    <style:style style:name="P36" style:family="paragraph" style:parent-style-name="Normal">
      <style:paragraph-properties fo:text-align="center" style:justify-single-word="false"/>
      <style:text-properties style:font-name="Arial1" fo:font-size="10pt" officeooo:rsid="005c0ded" officeooo:paragraph-rsid="008f05a0"/>
    </style:style>
    <style:style style:name="P37" style:family="paragraph" style:parent-style-name="Normal">
      <style:text-properties style:font-name="Arial1" fo:font-size="10pt" officeooo:rsid="005c0ded" officeooo:paragraph-rsid="008f05a0"/>
    </style:style>
    <style:style style:name="P38" style:family="paragraph" style:parent-style-name="Normal">
      <style:text-properties style:font-name="Arial1" fo:font-size="10pt" officeooo:rsid="005c0ded" officeooo:paragraph-rsid="00913400"/>
    </style:style>
    <style:style style:name="P39" style:family="paragraph" style:parent-style-name="Normal">
      <style:text-properties style:font-name="Arial1" fo:font-size="10pt" officeooo:rsid="006b4b7b" officeooo:paragraph-rsid="009476e0"/>
    </style:style>
    <style:style style:name="P40" style:family="paragraph" style:parent-style-name="Normal">
      <style:text-properties style:font-name="Arial1" fo:font-size="10pt" officeooo:paragraph-rsid="009476e0"/>
    </style:style>
    <style:style style:name="P41" style:family="paragraph" style:parent-style-name="Normal">
      <style:text-properties officeooo:rsid="0042bb21" officeooo:paragraph-rsid="0042bb21"/>
    </style:style>
    <style:style style:name="P42" style:family="paragraph" style:parent-style-name="Normal">
      <style:text-properties officeooo:rsid="008b22d0" officeooo:paragraph-rsid="008b22d0"/>
    </style:style>
    <style:style style:name="P43" style:family="paragraph" style:parent-style-name="Normal">
      <style:text-properties officeooo:rsid="005b3fa7" officeooo:paragraph-rsid="005b3fa7"/>
    </style:style>
    <style:style style:name="P44" style:family="paragraph" style:parent-style-name="Normal">
      <style:text-properties officeooo:paragraph-rsid="008d6266"/>
    </style:style>
    <style:style style:name="P45" style:family="paragraph" style:parent-style-name="Normal">
      <style:text-properties officeooo:rsid="00913400" officeooo:paragraph-rsid="00913400"/>
    </style:style>
    <style:style style:name="P46" style:family="paragraph" style:parent-style-name="Normal">
      <style:text-properties officeooo:rsid="00963ee0" officeooo:paragraph-rsid="00963ee0"/>
    </style:style>
    <style:style style:name="P47" style:family="paragraph" style:parent-style-name="Normal">
      <style:text-properties officeooo:paragraph-rsid="0099876a"/>
    </style:style>
    <style:style style:name="P48" style:family="paragraph" style:parent-style-name="Normal">
      <style:text-properties officeooo:rsid="0099876a" officeooo:paragraph-rsid="0099876a"/>
    </style:style>
    <style:style style:name="P49" style:family="paragraph" style:parent-style-name="Heading">
      <style:text-properties officeooo:rsid="0018548a" officeooo:paragraph-rsid="0017b11c"/>
    </style:style>
    <style:style style:name="P50" style:family="paragraph" style:parent-style-name="Signature">
      <style:text-properties officeooo:rsid="0018548a" officeooo:paragraph-rsid="0017b11c"/>
    </style:style>
    <style:style style:name="P51" style:family="paragraph" style:parent-style-name="code">
      <style:text-properties officeooo:rsid="00212883" officeooo:paragraph-rsid="00298112"/>
    </style:style>
    <style:style style:name="P52" style:family="paragraph" style:parent-style-name="code">
      <style:text-properties officeooo:paragraph-rsid="00298112"/>
    </style:style>
    <style:style style:name="P53" style:family="paragraph" style:parent-style-name="code">
      <style:text-properties officeooo:paragraph-rsid="0037b6e6"/>
    </style:style>
    <style:style style:name="P54" style:family="paragraph" style:parent-style-name="code">
      <style:text-properties officeooo:paragraph-rsid="0039e4b7"/>
    </style:style>
    <style:style style:name="P55" style:family="paragraph" style:parent-style-name="code">
      <style:text-properties officeooo:paragraph-rsid="0039eb22"/>
    </style:style>
    <style:style style:name="P56" style:family="paragraph" style:parent-style-name="code">
      <style:text-properties officeooo:paragraph-rsid="003ab221"/>
    </style:style>
    <style:style style:name="P57" style:family="paragraph" style:parent-style-name="code">
      <style:text-properties officeooo:rsid="0039e4b7" officeooo:paragraph-rsid="0039e4b7"/>
    </style:style>
    <style:style style:name="P58" style:family="paragraph" style:parent-style-name="code">
      <style:text-properties officeooo:rsid="0039e4b7" officeooo:paragraph-rsid="003ab221"/>
    </style:style>
    <style:style style:name="P59" style:family="paragraph" style:parent-style-name="code">
      <style:text-properties officeooo:paragraph-rsid="00509399"/>
    </style:style>
    <style:style style:name="P60" style:family="paragraph" style:parent-style-name="code">
      <style:text-properties officeooo:paragraph-rsid="00537b09"/>
    </style:style>
    <style:style style:name="P61" style:family="paragraph" style:parent-style-name="code">
      <style:text-properties officeooo:paragraph-rsid="00596bff"/>
    </style:style>
    <style:style style:name="P62" style:family="paragraph" style:parent-style-name="code">
      <style:text-properties officeooo:rsid="00596bff" officeooo:paragraph-rsid="005c589b"/>
    </style:style>
    <style:style style:name="P63" style:family="paragraph" style:parent-style-name="code">
      <style:text-properties officeooo:rsid="00604f14" officeooo:paragraph-rsid="005c589b"/>
    </style:style>
    <style:style style:name="P64" style:family="paragraph" style:parent-style-name="code">
      <style:text-properties officeooo:paragraph-rsid="0063f7a3"/>
    </style:style>
    <style:style style:name="P65" style:family="paragraph" style:parent-style-name="code">
      <style:text-properties officeooo:paragraph-rsid="00716ab1"/>
    </style:style>
    <style:style style:name="P66" style:family="paragraph" style:parent-style-name="code">
      <style:text-properties officeooo:paragraph-rsid="007f8f1d"/>
    </style:style>
    <style:style style:name="P67" style:family="paragraph" style:parent-style-name="code">
      <style:text-properties officeooo:paragraph-rsid="00963ee0"/>
    </style:style>
    <style:style style:name="P68" style:family="paragraph" style:parent-style-name="Table_20_Contents">
      <style:text-properties style:font-name="Arial1" fo:font-size="10pt" officeooo:rsid="00866918" officeooo:paragraph-rsid="00866918"/>
    </style:style>
    <style:style style:name="P69" style:family="paragraph" style:parent-style-name="Table_20_Contents">
      <style:paragraph-properties fo:text-align="center" style:justify-single-word="false"/>
      <style:text-properties style:font-name="Arial1" fo:font-size="10pt" officeooo:rsid="00866918" officeooo:paragraph-rsid="00866918"/>
    </style:style>
    <style:style style:name="P70" style:family="paragraph" style:parent-style-name="Table_20_Contents">
      <style:text-properties style:font-name="Arial1" fo:font-size="10pt" officeooo:rsid="008a7c7e" officeooo:paragraph-rsid="008a7c7e"/>
    </style:style>
    <style:style style:name="P71" style:family="paragraph" style:parent-style-name="Table_20_Contents">
      <style:paragraph-properties fo:text-align="center" style:justify-single-word="false"/>
      <style:text-properties style:font-name="Arial1" fo:font-size="10pt" officeooo:rsid="008a7c7e" officeooo:paragraph-rsid="008a7c7e"/>
    </style:style>
    <style:style style:name="P72" style:family="paragraph" style:parent-style-name="Table_20_Contents">
      <style:text-properties style:font-name="Arial1" fo:font-size="10pt" officeooo:rsid="008b22d0" officeooo:paragraph-rsid="008b22d0"/>
    </style:style>
    <style:style style:name="P73" style:family="paragraph" style:parent-style-name="Table_20_Contents">
      <style:paragraph-properties fo:text-align="center" style:justify-single-word="false"/>
      <style:text-properties style:font-name="Arial1" fo:font-size="10pt" officeooo:rsid="008b22d0" officeooo:paragraph-rsid="008b22d0"/>
    </style:style>
    <style:style style:name="P74" style:family="paragraph" style:parent-style-name="Table_20_Contents">
      <style:text-properties style:font-name="Arial1" fo:font-size="10pt" officeooo:rsid="008d6266" officeooo:paragraph-rsid="008d6266"/>
    </style:style>
    <style:style style:name="P75" style:family="paragraph" style:parent-style-name="Table_20_Contents">
      <style:paragraph-properties fo:text-align="center" style:justify-single-word="false"/>
      <style:text-properties style:font-name="Arial1" fo:font-size="10pt" officeooo:rsid="008d6266" officeooo:paragraph-rsid="008d6266"/>
    </style:style>
    <style:style style:name="P76" style:family="paragraph" style:parent-style-name="Table_20_Contents">
      <style:paragraph-properties fo:text-align="center" style:justify-single-word="false"/>
      <style:text-properties style:font-name="Arial1" fo:font-size="10pt" officeooo:rsid="008f05a0" officeooo:paragraph-rsid="008f05a0"/>
    </style:style>
    <style:style style:name="P77" style:family="paragraph" style:parent-style-name="Table_20_Contents">
      <style:paragraph-properties fo:text-align="center" style:justify-single-word="false"/>
      <style:text-properties style:font-name="Arial1" fo:font-size="10pt" officeooo:rsid="00913400" officeooo:paragraph-rsid="00913400"/>
    </style:style>
    <style:style style:name="P78" style:family="paragraph" style:parent-style-name="Table_20_Contents">
      <style:text-properties style:font-name="Arial1" fo:font-size="10pt" officeooo:rsid="009476e0" officeooo:paragraph-rsid="009476e0"/>
    </style:style>
    <style:style style:name="P79" style:family="paragraph" style:parent-style-name="Table_20_Contents">
      <style:paragraph-properties fo:text-align="center" style:justify-single-word="false"/>
      <style:text-properties style:font-name="Arial1" fo:font-size="10pt" officeooo:rsid="009476e0" officeooo:paragraph-rsid="009476e0"/>
    </style:style>
    <style:style style:name="P80" style:family="paragraph" style:parent-style-name="console">
      <style:text-properties officeooo:paragraph-rsid="008345cf"/>
    </style:style>
    <style:style style:name="P81" style:family="paragraph" style:parent-style-name="Heading_20_1">
      <style:text-properties officeooo:paragraph-rsid="0017b11c"/>
    </style:style>
    <style:style style:name="P82" style:family="paragraph" style:parent-style-name="Heading_20_1">
      <style:text-properties officeooo:paragraph-rsid="0017b11c"/>
    </style:style>
    <style:style style:name="P83" style:family="paragraph" style:parent-style-name="Heading_20_1">
      <style:text-properties officeooo:paragraph-rsid="002bf652"/>
    </style:style>
    <style:style style:name="P84" style:family="paragraph" style:parent-style-name="Heading_20_1">
      <style:text-properties officeooo:paragraph-rsid="0049773f"/>
    </style:style>
    <style:style style:name="P85" style:family="paragraph" style:parent-style-name="Heading_20_1">
      <style:text-properties officeooo:paragraph-rsid="0056f64d"/>
    </style:style>
    <style:style style:name="P86" style:family="paragraph" style:parent-style-name="Heading_20_2">
      <style:text-properties officeooo:paragraph-rsid="003dd586"/>
    </style:style>
    <style:style style:name="P87" style:family="paragraph" style:parent-style-name="Heading_20_2">
      <style:text-properties officeooo:paragraph-rsid="003f194f"/>
    </style:style>
    <style:style style:name="P88" style:family="paragraph" style:parent-style-name="Heading_20_2">
      <style:text-properties officeooo:rsid="0042bb21" officeooo:paragraph-rsid="0044235b"/>
    </style:style>
    <style:style style:name="P89" style:family="paragraph" style:parent-style-name="Heading_20_2">
      <style:text-properties officeooo:rsid="004aaa35" officeooo:paragraph-rsid="004aaa35"/>
    </style:style>
    <style:style style:name="P90" style:family="paragraph" style:parent-style-name="Heading_20_2">
      <style:text-properties officeooo:rsid="004aaa35" officeooo:paragraph-rsid="004bf6a4"/>
    </style:style>
    <style:style style:name="P91" style:family="paragraph" style:parent-style-name="Normal">
      <style:text-properties officeooo:rsid="002afe2b" officeooo:paragraph-rsid="002afe2b"/>
    </style:style>
    <style:style style:name="P92" style:family="paragraph" style:parent-style-name="Normal">
      <style:paragraph-properties fo:text-align="center" style:justify-single-word="false"/>
      <style:text-properties style:font-name="Arial1" fo:font-size="10pt" officeooo:rsid="002afe2b" officeooo:paragraph-rsid="00866918"/>
    </style:style>
    <style:style style:name="P93" style:family="paragraph" style:parent-style-name="Normal">
      <style:text-properties style:font-name="Arial1" fo:font-size="10pt" officeooo:rsid="002afe2b" officeooo:paragraph-rsid="00866918"/>
    </style:style>
    <style:style style:name="P94" style:family="paragraph" style:parent-style-name="Normal">
      <style:text-properties style:font-name="Arial1" fo:font-size="10pt" officeooo:rsid="0044235b" officeooo:paragraph-rsid="008a7c7e"/>
    </style:style>
    <style:style style:name="P95" style:family="paragraph" style:parent-style-name="Normal">
      <style:text-properties style:font-name="Arial1" fo:font-size="10pt" officeooo:rsid="00473d34" officeooo:paragraph-rsid="008b22d0"/>
    </style:style>
    <style:style style:name="P96" style:family="paragraph" style:parent-style-name="Normal">
      <style:text-properties style:font-name="Arial1" fo:font-size="10pt" officeooo:rsid="009193a5" officeooo:paragraph-rsid="00913400"/>
    </style:style>
    <style:style style:name="P97" style:family="paragraph" style:parent-style-name="Normal">
      <style:text-properties style:font-name="Arial1" fo:font-size="10pt" officeooo:rsid="009476e0" officeooo:paragraph-rsid="009476e0"/>
    </style:style>
    <style:style style:name="P98" style:family="paragraph" style:parent-style-name="Normal">
      <style:text-properties officeooo:paragraph-rsid="009bad9f"/>
    </style:style>
    <style:style style:name="P99" style:family="paragraph" style:parent-style-name="code">
      <style:text-properties officeooo:rsid="008345cf" officeooo:paragraph-rsid="008345cf"/>
    </style:style>
    <style:style style:name="P100" style:family="paragraph" style:parent-style-name="code">
      <style:text-properties officeooo:rsid="0099876a"/>
    </style:style>
    <style:style style:name="P101" style:family="paragraph" style:parent-style-name="console">
      <style:text-properties officeooo:rsid="008345cf" officeooo:paragraph-rsid="008345cf"/>
    </style:style>
    <style:style style:name="T1" style:family="text">
      <style:text-properties officeooo:rsid="001c4d2e"/>
    </style:style>
    <style:style style:name="T2" style:family="text">
      <style:text-properties officeooo:rsid="001eb179"/>
    </style:style>
    <style:style style:name="T3" style:family="text">
      <style:text-properties officeooo:rsid="00212883"/>
    </style:style>
    <style:style style:name="T4" style:family="text">
      <style:text-properties officeooo:rsid="00221200"/>
    </style:style>
    <style:style style:name="T5" style:family="text">
      <style:text-properties officeooo:rsid="0025ec54"/>
    </style:style>
    <style:style style:name="T6" style:family="text">
      <style:text-properties officeooo:rsid="0025f6db"/>
    </style:style>
    <style:style style:name="T7" style:family="text">
      <style:text-properties officeooo:rsid="0022d41b"/>
    </style:style>
    <style:style style:name="T8" style:family="text">
      <style:text-properties officeooo:rsid="00298112"/>
    </style:style>
    <style:style style:name="T9" style:family="text">
      <style:text-properties officeooo:rsid="002afe2b"/>
    </style:style>
    <style:style style:name="T10" style:family="text">
      <style:text-properties officeooo:rsid="002bf652"/>
    </style:style>
    <style:style style:name="T11" style:family="text">
      <style:text-properties officeooo:rsid="002e7982"/>
    </style:style>
    <style:style style:name="T12" style:family="text">
      <style:text-properties officeooo:rsid="0039e4b7"/>
    </style:style>
    <style:style style:name="T13" style:family="text">
      <style:text-properties officeooo:rsid="0039eb22"/>
    </style:style>
    <style:style style:name="T14" style:family="text">
      <style:text-properties officeooo:rsid="003c14af"/>
    </style:style>
    <style:style style:name="T15" style:family="text">
      <style:text-properties officeooo:rsid="003dd586"/>
    </style:style>
    <style:style style:name="T16" style:family="text">
      <style:text-properties officeooo:rsid="003f194f"/>
    </style:style>
    <style:style style:name="T17" style:family="text">
      <style:text-properties officeooo:rsid="0040b654"/>
    </style:style>
    <style:style style:name="T18" style:family="text">
      <style:text-properties officeooo:rsid="0044235b"/>
    </style:style>
    <style:style style:name="T19" style:family="text">
      <style:text-properties officeooo:rsid="004a9c31"/>
    </style:style>
    <style:style style:name="T20" style:family="text">
      <style:text-properties officeooo:rsid="004aaa35"/>
    </style:style>
    <style:style style:name="T21" style:family="text">
      <style:text-properties officeooo:rsid="004bf6a4"/>
    </style:style>
    <style:style style:name="T22" style:family="text">
      <style:text-properties officeooo:rsid="004e85d4"/>
    </style:style>
    <style:style style:name="T23" style:family="text">
      <style:text-properties officeooo:rsid="004f8097"/>
    </style:style>
    <style:style style:name="T24" style:family="text">
      <style:text-properties officeooo:rsid="00509399"/>
    </style:style>
    <style:style style:name="T25" style:family="text">
      <style:text-properties officeooo:rsid="0051d77c"/>
    </style:style>
    <style:style style:name="T26" style:family="text">
      <style:text-properties officeooo:rsid="00537b09"/>
    </style:style>
    <style:style style:name="T27" style:family="text">
      <style:text-properties officeooo:rsid="0056f268"/>
    </style:style>
    <style:style style:name="T28" style:family="text">
      <style:text-properties officeooo:rsid="0056f64d"/>
    </style:style>
    <style:style style:name="T29" style:family="text">
      <style:text-properties officeooo:rsid="00596bff"/>
    </style:style>
    <style:style style:name="T30" style:family="text">
      <style:text-properties officeooo:rsid="005c0ded"/>
    </style:style>
    <style:style style:name="T31" style:family="text">
      <style:text-properties officeooo:rsid="005dff81"/>
    </style:style>
    <style:style style:name="T32" style:family="text">
      <style:text-properties officeooo:rsid="0063f7a3"/>
    </style:style>
    <style:style style:name="T33" style:family="text">
      <style:text-properties officeooo:rsid="006658f8"/>
    </style:style>
    <style:style style:name="T34" style:family="text">
      <style:text-properties officeooo:rsid="006763a9"/>
    </style:style>
    <style:style style:name="T35" style:family="text">
      <style:text-properties officeooo:rsid="0069f566"/>
    </style:style>
    <style:style style:name="T36" style:family="text">
      <style:text-properties officeooo:rsid="006b15d6"/>
    </style:style>
    <style:style style:name="T37" style:family="text">
      <style:text-properties officeooo:rsid="006be948"/>
    </style:style>
    <style:style style:name="T38" style:family="text">
      <style:text-properties officeooo:rsid="006f0056"/>
    </style:style>
    <style:style style:name="T39" style:family="text">
      <style:text-properties officeooo:rsid="006f7588"/>
    </style:style>
    <style:style style:name="T40" style:family="text">
      <style:text-properties officeooo:rsid="00716ab1"/>
    </style:style>
    <style:style style:name="T41" style:family="text">
      <style:text-properties officeooo:rsid="0072e490"/>
    </style:style>
    <style:style style:name="T42" style:family="text">
      <style:text-properties officeooo:rsid="00745e10"/>
    </style:style>
    <style:style style:name="T43" style:family="text">
      <style:text-properties officeooo:rsid="00777cdf"/>
    </style:style>
    <style:style style:name="T44" style:family="text">
      <style:text-properties officeooo:rsid="007a0ded"/>
    </style:style>
    <style:style style:name="T45" style:family="text">
      <style:text-properties officeooo:rsid="007bf4ff"/>
    </style:style>
    <style:style style:name="T46" style:family="text">
      <style:text-properties officeooo:rsid="007db921"/>
    </style:style>
    <style:style style:name="T47" style:family="text">
      <style:text-properties officeooo:rsid="007f8f1d"/>
    </style:style>
    <style:style style:name="T48" style:family="text">
      <style:text-properties officeooo:rsid="008a7c7e"/>
    </style:style>
    <style:style style:name="T49" style:family="text">
      <style:text-properties officeooo:rsid="008c48eb"/>
    </style:style>
    <style:style style:name="T50" style:family="text">
      <style:text-properties officeooo:rsid="008d6266"/>
    </style:style>
    <style:style style:name="T51" style:family="text">
      <style:text-properties style:font-name="Arial1" fo:font-size="10pt" officeooo:rsid="005b3fa7"/>
    </style:style>
    <style:style style:name="T52" style:family="text">
      <style:text-properties style:font-name="Arial1" fo:font-size="10pt" officeooo:rsid="00918f54"/>
    </style:style>
    <style:style style:name="T53" style:family="text">
      <style:text-properties officeooo:rsid="008f05a0"/>
    </style:style>
    <style:style style:name="T54" style:family="text">
      <style:text-properties officeooo:rsid="00913400"/>
    </style:style>
    <style:style style:name="T55" style:family="text">
      <style:text-properties officeooo:rsid="00918f54"/>
    </style:style>
    <style:style style:name="T56" style:family="text">
      <style:text-properties officeooo:rsid="009193a5"/>
    </style:style>
    <style:style style:name="T57" style:family="text">
      <style:text-properties officeooo:rsid="0092ca94"/>
    </style:style>
    <style:style style:name="T58" style:family="text">
      <style:text-properties officeooo:rsid="009476e0"/>
    </style:style>
    <style:style style:name="T59" style:family="text">
      <style:text-properties officeooo:rsid="0099876a"/>
    </style:style>
    <style:style style:name="T60" style:family="text">
      <style:text-properties officeooo:rsid="009b0d05"/>
    </style:style>
    <style:style style:name="T61" style:family="text">
      <style:text-properties officeooo:rsid="009bad9f"/>
    </style:style>
    <style:style style:name="T62" style:family="text">
      <style:text-properties officeooo:rsid="009e140d"/>
    </style:style>
    <style:style style:name="T63" style:family="text">
      <style:text-properties officeooo:rsid="009f2f2d"/>
    </style:style>
    <style:style style:name="T64" style:family="text">
      <style:text-properties officeooo:rsid="009fde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réer vos feuilles de tournoi avec <text:span text:style-name="T1">jQ</text:span>uery Bracket</text:p>
      <text:p text:style-name="P50">Sébastien Colas</text:p>
      <text:p text:style-name="P1"><text:span text:style-name="T1">Lorsque l’on organise des tournois il est souvent intéressant de mettre les résultats en ligne et de pouvoir les modifier aisément</text:span>. <text:span text:style-name="T1">Dans cet article nous allons utiliser la librairie jQuery Bracket pour publier des feuilles de tournoi. Nous ajouterons aussi notre propre code pour rendre l’utilisation de la librairie plus facile.</text:span></text:p>
      <text:p text:style-name="P2">/// Image : <text:span text:style-name="T2">resultat</text:span>.png ///</text:p>
      <text:p text:style-name="P81"><text:bookmark-start text:name="__DdeLink__3904_175387483"/>1 <text:span text:style-name="T3">Préparation de la page HTML</text:span><text:bookmark-end text:name="__DdeLink__3904_175387483"/></text:p>
      <text:p text:style-name="P3"><text:bookmark-start text:name="__DdeLink__470_1881781645"/>/// Image : <text:span text:style-name="T4">menu</text:span>.png ///<text:bookmark-end text:name="__DdeLink__470_1881781645"/></text:p>
      <text:p text:style-name="P19">Nous allons utiliser la librairie jQuery Bracket dont le site se trouve à l’adresse suivante : <text:span text:style-name="url">http://www.aropupu.fi/bracket/</text:span> <text:span text:style-name="gras">[</text:span><text:span text:style-name="gras"><text:span text:style-name="T34">1</text:span></text:span><text:span text:style-name="gras">]</text:span></text:p>
      <text:p text:style-name="P8">Préparons notre environnement de travaille et récupérons les librairies dont nous avons besoin.</text:p>
      <text:p text:style-name="P80">$ <text:span text:style-name="T5">mkdir tournoi<text:line-break/>$ cd tournoi<text:line-break/>$ mkdir js<text:line-break/>$ mkdir css</text:span></text:p>
      <text:p text:style-name="P101">$ mkdir php<text:line-break/>$ cd js<text:line-break/>$ wget https://code.jquery.com/jquery-3.3.1.min.js<text:line-break/>$ wget https://raw.githubusercontent.com/teijo/jquery-bracket/master/dist/jquery.bracket.min.js<text:line-break/>$ touch tournoi.js<text:line-break/>$ cd ../css<text:line-break/>$ wget https://raw.githubusercontent.com/teijo/jquery-bracket/master/dist/jquery.bracket.min.css<text:line-break/>$ cd ..<text:line-break/>$ touch index.html</text:p>
      <text:p text:style-name="P29"><text:span text:style-name="T6">Cela nous donne donc la structure suivante (commande </text:span><text:span text:style-name="code_5f_par">tree</text:span><text:span text:style-name="T7">) :</text:span></text:p>
      <text:p text:style-name="P99">.</text:p>
      <text:p text:style-name="code">├── css</text:p>
      <text:p text:style-name="code">│ <text:s text:c="2"/>└── jquery.bracket.min.css</text:p>
      <text:p text:style-name="code">├── index.html</text:p>
      <text:p text:style-name="code">├── js</text:p>
      <text:p text:style-name="code">│ <text:s text:c="2"/>├── jquery-3.3.1.min.js</text:p>
      <text:p text:style-name="code">│ <text:s text:c="2"/>├── jquery.bracket.min.js</text:p>
      <text:p text:style-name="code">│ <text:s text:c="2"/>└── tournoi.js</text:p>
      <text:p text:style-name="code">└── php</text:p>
      <text:p text:style-name="P9"><text:span text:style-name="T8">Tout est prêt, créons maintenant notre page HTML </text:span><text:span text:style-name="code_5f_par">index.html</text:span><text:span text:style-name="T8"> :</text:span></text:p>
      <text:p text:style-name="P52"><text:span text:style-name="T8">01: &lt;!DOCTYPE html&gt;</text:span><text:line-break/><text:span text:style-name="T8">02: &lt;html&gt;</text:span></text:p>
      <text:p text:style-name="P51"><text:span text:style-name="T8">03: </text:span><text:s text:c="4"/>&lt;head&gt;</text:p>
      <text:p text:style-name="P51"><text:span text:style-name="T8">04: </text:span><text:s text:c="8"/>&lt;title&gt;jQuery Bracket&lt;/title&gt;</text:p>
      <text:p text:style-name="P51"><text:span text:style-name="T8">05: </text:span><text:s text:c="8"/>&lt;meta charset="UTF-8"&gt;</text:p>
      <text:p text:style-name="P51"><text:span text:style-name="T8">06: </text:span><text:s text:c="8"/>&lt;meta name="viewport" content="width=device-width, initial-scale=1.0"&gt;</text:p>
      <text:p text:style-name="P51"><text:span text:style-name="T8">07: </text:span><text:s text:c="8"/>&lt;script type="text/javascript" src="js/jquery-3.3.1.min.js"&gt;&lt;/script&gt;</text:p>
      <text:p text:style-name="P51"><text:span text:style-name="T8">08: </text:span><text:s text:c="8"/>&lt;script type="text/javascript" src="js/jquery.bracket.min.js"&gt;&lt;/script&gt;</text:p>
      <text:p text:style-name="P51"><text:span text:style-name="T8">09: </text:span><text:s text:c="8"/>&lt;script type="text/javascript" src="js/tournoi.js"&gt;&lt;/script&gt;</text:p>
      <text:p text:style-name="P51"><text:span text:style-name="T8">10: </text:span><text:s text:c="8"/>&lt;link rel="stylesheet" type="text/css" href="css/jquery.bracket.min.css" /&gt; <text:s text:c="7"/></text:p>
      <text:p text:style-name="P51"><text:span text:style-name="T8">11: </text:span><text:s text:c="4"/>&lt;/head&gt;</text:p>
      <text:p text:style-name="P51"><text:span text:style-name="T8">12: </text:span><text:s text:c="4"/>&lt;body&gt;</text:p>
      <text:p text:style-name="P51"><text:span text:style-name="T8">13: </text:span><text:s text:c="8"/>&lt;input type="text" id="participant" placeholder="Participant"&gt; </text:p>
      <text:p text:style-name="P51"><text:span text:style-name="T8">14: </text:span><text:s text:c="8"/>&lt;button id="ajouter"&gt;Ajouter&lt;/button&gt;&lt;br&gt;&lt;br&gt;</text:p>
      <text:p text:style-name="P51"><text:span text:style-name="T8">15: </text:span><text:s text:c="8"/>&lt;button id="vider"&gt;Vider&lt;/button&gt;</text:p>
      <text:p text:style-name="P51"><text:span text:style-name="T8">16: </text:span><text:s text:c="8"/>&lt;button id="aleatoire"&gt;Tirage au sort + équilibrage&lt;/button&gt; </text:p>
      <text:p text:style-name="P51"><text:span text:style-name="T8">17: </text:span><text:s text:c="8"/>&lt;button id="enregistrer"&gt;Enregistrer&lt;/button&gt;</text:p>
      <text:p text:style-name="P51"><text:span text:style-name="T8">18: </text:span><text:s text:c="8"/>&lt;div id="tournoi"&gt;&lt;/div&gt;</text:p>
      <text:p text:style-name="P51"><text:span text:style-name="T8">19: </text:span><text:s text:c="4"/>&lt;/body&gt;</text:p>
      <text:p text:style-name="P51"><text:span text:style-name="T8">20: </text:span>&lt;/html&gt;</text:p>
      <text:p text:style-name="P91"><text:soft-page-break/>Voici les explications des lignes les plus importantes :</text:p>
      <table:table table:name="Table1" table:style-name="Table1">
        <table:table-column table:style-name="Table1.A"/>
        <table:table-column table:style-name="Table1.B"/>
        <table:table-row>
          <table:table-cell table:style-name="Table1.A1" office:value-type="string">
            <text:p text:style-name="P69">Lignes</text:p>
          </table:table-cell>
          <table:table-cell table:style-name="Table1.B1" office:value-type="string">
            <text:p text:style-name="P68">Explication</text:p>
          </table:table-cell>
        </table:table-row>
        <table:table-row>
          <table:table-cell table:style-name="Table1.A2" office:value-type="string">
            <text:p text:style-name="P92">7,8,9</text:p>
          </table:table-cell>
          <table:table-cell table:style-name="Table1.B2" office:value-type="string">
            <text:p text:style-name="P30"><text:span text:style-name="T9">Déclaration des librairies que nous utiliserons dans notre projet. Tout d’abord la librairie </text:span><text:span text:style-name="code_5f_par">jquery-3.3.1.min.js</text:span><text:span text:style-name="T9"> est un pré-requis à la seconde librairie </text:span><text:span text:style-name="code_5f_par">jquery.bracket.min.js</text:span><text:span text:style-name="T9"> (c’est la librairie qui nous intéresse). Pour finir notre programme principal </text:span><text:span text:style-name="code_5f_par">tounois.js</text:span><text:span text:style-name="T9"> qui pour le moment est vide.</text:span></text:p>
          </table:table-cell>
        </table:table-row>
        <table:table-row>
          <table:table-cell table:style-name="Table1.A2" office:value-type="string">
            <text:p text:style-name="P92">13</text:p>
          </table:table-cell>
          <table:table-cell table:style-name="Table1.B2" office:value-type="string">
            <text:p text:style-name="P93">Zone de texte permettant d’ajouter un joueur à notre tournoi.</text:p>
          </table:table-cell>
        </table:table-row>
        <table:table-row>
          <table:table-cell table:style-name="Table1.A2" office:value-type="string">
            <text:p text:style-name="P92">14</text:p>
          </table:table-cell>
          <table:table-cell table:style-name="Table1.B2" office:value-type="string">
            <text:p text:style-name="P93">Bouton permettant d’ajouter le joueur à notre tournoi.</text:p>
          </table:table-cell>
        </table:table-row>
        <table:table-row>
          <table:table-cell table:style-name="Table1.A2" office:value-type="string">
            <text:p text:style-name="P69">15</text:p>
          </table:table-cell>
          <table:table-cell table:style-name="Table1.B2" office:value-type="string">
            <text:p text:style-name="P93">Bouton permettant de ré-initialiser notre feuille de tournoi.</text:p>
          </table:table-cell>
        </table:table-row>
        <table:table-row>
          <table:table-cell table:style-name="Table1.A2" office:value-type="string">
            <text:p text:style-name="P69">16</text:p>
          </table:table-cell>
          <table:table-cell table:style-name="Table1.B2" office:value-type="string">
            <text:p text:style-name="P93">Bouton permettant une fois tous les joueurs saisis de faire un tirage aléatoire.</text:p>
          </table:table-cell>
        </table:table-row>
        <table:table-row>
          <table:table-cell table:style-name="Table1.A2" office:value-type="string">
            <text:p text:style-name="P69">17</text:p>
          </table:table-cell>
          <table:table-cell table:style-name="Table1.B2" office:value-type="string">
            <text:p text:style-name="P93">Bouton permettant d’enregistrer notre feuille de tournoi.</text:p>
          </table:table-cell>
        </table:table-row>
        <table:table-row>
          <table:table-cell table:style-name="Table1.A2" office:value-type="string">
            <text:p text:style-name="P69">18</text:p>
          </table:table-cell>
          <table:table-cell table:style-name="Table1.B2" office:value-type="string">
            <text:p text:style-name="P93">Zone où sera affichée notre feuille de tournoi.</text:p>
          </table:table-cell>
        </table:table-row>
      </table:table>
      <text:p text:style-name="P83"><text:span text:style-name="T10">2</text:span> <text:span text:style-name="T11">Affichage d’une feuille de tournoi</text:span></text:p>
      <text:p text:style-name="P4">/// Image : <text:span text:style-name="T14">01</text:span>.png ///</text:p>
      <text:p text:style-name="P12">Tout d’abord écrivons un fichier d’exemple pour notre tournoi <text:span text:style-name="code_5f_par">js/resultats.json</text:span>:</text:p>
      <text:p text:style-name="code"><text:span text:style-name="T13">0</text:span>1: {</text:p>
      <text:p text:style-name="P55"><text:span text:style-name="T13">0</text:span>2: <text:s text:c="2"/>"teams":[</text:p>
      <text:p text:style-name="P66"><text:span text:style-name="T13">0</text:span>3: <text:s text:c="6"/>[ "Arnaud", <text:s text:c="2"/>"Sebastien" ],</text:p>
      <text:p text:style-name="P66"><text:span text:style-name="T13">0</text:span>4: <text:s text:c="6"/>[ "Emmanuel", "Cedric" <text:s text:c="3"/>],</text:p>
      <text:p text:style-name="P66"><text:span text:style-name="T13">0</text:span>5: <text:s text:c="6"/>[ "Patrick", <text:s/><text:span text:style-name="T47">null <text:s text:c="7"/>],</text:span></text:p>
      <text:p text:style-name="P66"><text:span text:style-name="T13">0</text:span>6: <text:s text:c="6"/>[ "Olivier", <text:s/>null <text:s text:c="7"/>]</text:p>
      <text:p text:style-name="P66"><text:span text:style-name="T13">0</text:span>7: <text:s text:c="2"/>], <text:s text:c="2"/></text:p>
      <text:p text:style-name="P66"><text:span text:style-name="T13">0</text:span>8: <text:s text:c="2"/>"results":[]</text:p>
      <text:p text:style-name="P66"><text:span text:style-name="T13">0</text:span>9: }</text:p>
      <text:p text:style-name="P12">Nous avons 6 joueurs et pas encore de résultats.</text:p>
      <text:p text:style-name="P10">Attaquons nous au programme principal <text:span text:style-name="code_5f_par">js/tournoi.js</text:span> :</text:p>
      <text:p text:style-name="P53"><text:span text:style-name="T12">01: i</text:span>nfos={};<text:line-break/><text:span text:style-name="T12">02: </text:span></text:p>
      <text:p text:style-name="P57">03: function sauver() {} // A suivre...</text:p>
      <text:p text:style-name="P57">04: function ajoute_participant() {} // A suivre...</text:p>
      <text:p text:style-name="P57">05: function tirage_aleatoire() {} // A suivre...</text:p>
      <text:p text:style-name="P57">06: function enregistrer() {} // A suivre...</text:p>
      <text:p text:style-name="P57">07: function vider() {} // A suivre…<text:line-break/>08: </text:p>
      <text:p text:style-name="P57">09: function edit_fn(container, data, doneCb) { }</text:p>
      <text:p text:style-name="P54"><text:span text:style-name="T12">10: </text:span>function render_fn(container, data, score, state) {</text:p>
      <text:p text:style-name="P54"><text:span text:style-name="T12">11: </text:span><text:s text:c="2"/>switch(state) {</text:p>
      <text:p text:style-name="P54"><text:span text:style-name="T12">12: </text:span><text:s text:c="4"/>case "empty-bye":</text:p>
      <text:p text:style-name="P54"><text:span text:style-name="T12">13: </text:span><text:s text:c="6"/>return;</text:p>
      <text:p text:style-name="P54"><text:span text:style-name="T12">14: </text:span><text:s text:c="4"/>case "empty-tbd":</text:p>
      <text:p text:style-name="P54"><text:span text:style-name="T12">15: </text:span><text:s text:c="6"/>container.append("à déterminer");</text:p>
      <text:p text:style-name="P54"><text:span text:style-name="T12">16: </text:span><text:s text:c="6"/>return;</text:p>
      <text:p text:style-name="P54"><text:span text:style-name="T12">17: </text:span><text:s text:c="4"/>case "entry-no-score":</text:p>
      <text:p text:style-name="P54"><text:span text:style-name="T12">18: </text:span><text:s text:c="4"/>case "entry-default-win":</text:p>
      <text:p text:style-name="P54"><text:span text:style-name="T12">19: </text:span><text:s text:c="4"/>case "entry-complete":</text:p>
      <text:p text:style-name="P54"><text:span text:style-name="T12">20: </text:span><text:s text:c="6"/>container.append(data);</text:p>
      <text:p text:style-name="P54"><text:span text:style-name="T12">21: </text:span><text:s text:c="6"/>return;</text:p>
      <text:p text:style-name="P54"><text:span text:style-name="T12">22: </text:span><text:s text:c="2"/>}</text:p>
      <text:p text:style-name="P54"><text:span text:style-name="T12">23: </text:span>}</text:p>
      <text:p text:style-name="P57">24: </text:p>
      <text:p text:style-name="P54"><text:span text:style-name="T12">25: </text:span>function affiche_tournoi()</text:p>
      <text:p text:style-name="P54"><text:span text:style-name="T12">26: </text:span>{</text:p>
      <text:p text:style-name="P54"><text:span text:style-name="T12">27: </text:span><text:s text:c="4"/>fr={"1st":"1er",</text:p>
      <text:p text:style-name="P54"><text:span text:style-name="T12">28: </text:span><text:s text:c="8"/>"2nd":"2nd",</text:p>
      <text:p text:style-name="P54"><text:span text:style-name="T12">29: </text:span><text:s text:c="8"/>"3rd":"3e",</text:p>
      <text:p text:style-name="P54"><text:span text:style-name="T12">30: </text:span><text:s text:c="8"/>"4th":"4e"};</text:p>
      <text:p text:style-name="P57">31: </text:p>
      <text:p text:style-name="P54"><text:span text:style-name="T12">32: </text:span><text:s text:c="4"/>$('#tournoi').bracket(</text:p>
      <text:p text:style-name="P54"><text:span text:style-name="T12">33: </text:span><text:s text:c="8"/>{ <text:s text:c="2"/>teamWidth: 90,</text:p>
      <text:p text:style-name="P54"><text:span text:style-name="T12">34: </text:span><text:s text:c="12"/>disableToolbar:true,</text:p>
      <text:p text:style-name="P54"><text:span text:style-name="T12">35: </text:span><text:s text:c="12"/>disableTeamEdit:true,</text:p>
      <text:p text:style-name="P54"><text:span text:style-name="T12">36: </text:span><text:s text:c="12"/>centerConnectors:true,</text:p>
      <text:p text:style-name="P54"><text:span text:style-name="T12">37: </text:span><text:s text:c="12"/>init: infos,</text:p>
      <text:p text:style-name="P54"><text:span text:style-name="T12">38: </text:span><text:s text:c="12"/>save:sauver ,</text:p>
      <text:p text:style-name="P54"><text:span text:style-name="T12">39: </text:span><text:s text:c="12"/>decorator: {edit: edit_fn, render: render_fn}</text:p>
      <text:p text:style-name="P54"><text:span text:style-name="T12">40: </text:span><text:s text:c="8"/>});</text:p>
      <text:p text:style-name="P57"><text:soft-page-break/>41: </text:p>
      <text:p text:style-name="P54"><text:span text:style-name="T12">42: </text:span><text:s text:c="4"/>$(".bubble").each(function(index,element){</text:p>
      <text:p text:style-name="P54"><text:span text:style-name="T12">43: </text:span><text:s text:c="8"/>$(element).html(fr[$(element).html()]);</text:p>
      <text:p text:style-name="P54"><text:span text:style-name="T12">44: </text:span><text:s text:c="4"/>});</text:p>
      <text:p text:style-name="P54"><text:span text:style-name="T12">45: </text:span>}</text:p>
      <text:p text:style-name="P57">46: </text:p>
      <text:p text:style-name="P54"><text:span text:style-name="T12">47: </text:span>$(document).ready(function(){</text:p>
      <text:p text:style-name="P54"><text:span text:style-name="T12">48: </text:span><text:s text:c="4"/>$.ajaxSetup({ cache: false });</text:p>
      <text:p text:style-name="P56"><text:span text:style-name="T12">49: </text:span><text:s text:c="4"/>$.getJSON( "js/resultats.json", function( data ) {</text:p>
      <text:p text:style-name="P56"><text:span text:style-name="T12">50: </text:span><text:s text:c="8"/>infos=data;</text:p>
      <text:p text:style-name="P56"><text:span text:style-name="T12">51: </text:span><text:s text:c="8"/>affiche_tournoi();</text:p>
      <text:p text:style-name="P56"><text:span text:style-name="T12">52: </text:span><text:s text:c="4"/>}); <text:s text:c="2"/></text:p>
      <text:p text:style-name="P54"><text:span text:style-name="T12">53: </text:span><text:s text:c="8"/></text:p>
      <text:p text:style-name="P56"><text:span text:style-name="T12">54: </text:span><text:s text:c="4"/>$("#ajouter").click(ajoute_participant);</text:p>
      <text:p text:style-name="P58">55: <text:s text:c="4"/>$("#aleatoire").click(tirage_aleatoire);</text:p>
      <text:p text:style-name="P56"><text:span text:style-name="T12">56: </text:span><text:s text:c="4"/>$("#enregistrer").click(enregistrer);</text:p>
      <text:p text:style-name="P56"><text:span text:style-name="T12">57: </text:span><text:s text:c="4"/>$("#vider").click(vider);</text:p>
      <text:p text:style-name="P56"><text:span text:style-name="T12">58: });</text:span> <text:s text:c="3"/></text:p>
      <text:p text:style-name="P11">Nous allons utiliser une variable globale pour maintenir nos informations de tournoi (i.e. joueurs et scores), il s’agit de la variable <text:span text:style-name="code_5f_par">infos</text:span> initialisée à vide en ligne 1.</text:p>
      <text:p text:style-name="P11">Des lignes 03 à 07, nous définissons tout un certain nombre de fonctions que nous développerons plus tard, ici le corps de la fonction est vide pour éviter des erreurs dans la console JavaScript.</text:p>
      <text:h text:style-name="P86" text:outline-level="2">1.1 <text:span text:style-name="T15">Le programme principal (lignes 47 à 60)</text:span></text:h>
      <text:p text:style-name="P98"><text:span text:style-name="T61">En ligne 47 nous attendons que notre page HTML soit prête (</text:span><text:span text:style-name="code_5f_par">ready</text:span><text:span text:style-name="T13">) pour exécuter notre programme.<text:line-break/>En ligne 48 nous désactivons le cache sur les requêtes AJAX. En effet les données relatives au tournoi seront stockées dans un fichier externe qui sera modifié régulièrement : </text:span><text:span text:style-name="code_5f_par">resultats.json</text:span><text:span text:style-name="T13">.<text:line-break/>Des lignes 49 à 52 nous effectuons un appel AJAX pour accéder au fichier JSON précédemment cité. La réponse est stockée dans la variable </text:span><text:span text:style-name="code_5f_par">infos</text:span><text:span text:style-name="T14">, puis l’affichage est déclenché avec la fonction </text:span><text:span text:style-name="code_5f_par">affiche_tournoi</text:span><text:span text:style-name="T14"> décrite plus loin.<text:line-break/>Enfin des lignes 54 à 57 nous associons des fonctions aux cliques sur les différents boutons.</text:span></text:p>
      <text:h text:style-name="P87" text:outline-level="2">1.<text:span text:style-name="T16">2</text:span> <text:span text:style-name="T16">Affichage du tournoi (lignes 25 à 45)</text:span></text:h>
      <text:p text:style-name="P13">Malheureusement jQuery Bracket ne connaît pas le français, il faut donc faire quelques adaptation<text:span text:style-name="T48">s</text:span> pour lui apprendre la langue. Des lignes 27 à 30 nous créons notre tableau de conversion Anglais vers Français. Nous nous servirons de ce tableau en lignes 42 à 44. Dans ce lignes nous récupérons toutes les éléments de la page HTML de la classe <text:span text:style-name="code_5f_par">bubble</text:span> et pour chaque élément trouvé nous effectuons la traduction.</text:p>
      <text:p text:style-name="P5">/// Image : <text:span text:style-name="T17">langue</text:span>.png ///</text:p>
      <text:p text:style-name="P41">Les lignes 32 à 40 nous permette d’afficher notre feuille de tournoi. Voici plus de détails :</text:p>
      <table:table table:name="Table2" table:style-name="Table2">
        <table:table-column table:style-name="Table2.A"/>
        <table:table-column table:style-name="Table2.B"/>
        <table:table-row>
          <table:table-cell table:style-name="Table2.A1" office:value-type="string">
            <text:p text:style-name="P71">Lignes</text:p>
          </table:table-cell>
          <table:table-cell table:style-name="Table2.B1" office:value-type="string">
            <text:p text:style-name="P70">Explication</text:p>
          </table:table-cell>
        </table:table-row>
        <table:table-row>
          <table:table-cell table:style-name="Table2.A2" office:value-type="string">
            <text:p text:style-name="P71">33</text:p>
          </table:table-cell>
          <table:table-cell table:style-name="Table2.B2" office:value-type="string">
            <text:p text:style-name="P31"><text:span text:style-name="T48">Élargissement</text:span> de la largeur d’affichage des noms (certains prénoms <text:span text:style-name="T48">dépassaient de la zone)</text:span></text:p>
          </table:table-cell>
        </table:table-row>
        <table:table-row>
          <table:table-cell table:style-name="Table2.A2" office:value-type="string">
            <text:p text:style-name="P71">34</text:p>
          </table:table-cell>
          <table:table-cell table:style-name="Table2.B2" office:value-type="string">
            <text:p text:style-name="P94">Désactivation de la barre d’outils incluse dans jQuery Bracket. <text:span text:style-name="T62">(nous</text:span> utiliser<text:span text:style-name="T62">ons la</text:span> notre<text:span text:style-name="T62">)</text:span></text:p>
          </table:table-cell>
        </table:table-row>
        <table:table-row>
          <table:table-cell table:style-name="Table2.A2" office:value-type="string">
            <text:p text:style-name="P71">35</text:p>
          </table:table-cell>
          <table:table-cell table:style-name="Table2.B2" office:value-type="string">
            <text:p text:style-name="P94">Désactivation de l’édition des noms saisis. Notre outils permettra d’ajouter des noms.</text:p>
          </table:table-cell>
        </table:table-row>
        <table:table-row>
          <table:table-cell table:style-name="Table2.A2" office:value-type="string">
            <text:p text:style-name="P71">36</text:p>
          </table:table-cell>
          <table:table-cell table:style-name="Table2.B2" office:value-type="string">
            <text:p text:style-name="P94">Centrage des connections entre les différentes cases.</text:p>
          </table:table-cell>
        </table:table-row>
        <table:table-row>
          <table:table-cell table:style-name="Table2.A2" office:value-type="string">
            <text:p text:style-name="P71">37</text:p>
          </table:table-cell>
          <table:table-cell table:style-name="Table2.B2" office:value-type="string">
            <text:p text:style-name="P31"><text:span text:style-name="T18">Informations à afficher, nous utiliserons notre variable globale </text:span><text:span text:style-name="code_5f_par">infos</text:span><text:span text:style-name="T18">.</text:span></text:p>
          </table:table-cell>
        </table:table-row>
        <table:table-row>
          <table:table-cell table:style-name="Table2.A2" office:value-type="string">
            <text:p text:style-name="P71">38</text:p>
          </table:table-cell>
          <table:table-cell table:style-name="Table2.B2" office:value-type="string">
            <text:p text:style-name="P31"><text:span text:style-name="T18">Déclaration de la fonction à appeler lorsque l’on saisit un score dans le tableau, ici </text:span><text:span text:style-name="code_5f_par">sauver</text:span><text:span text:style-name="T18">.</text:span></text:p>
          </table:table-cell>
        </table:table-row>
        <table:table-row>
          <table:table-cell table:style-name="Table2.A2" office:value-type="string">
            <text:p text:style-name="P71">39</text:p>
          </table:table-cell>
          <table:table-cell table:style-name="Table2.B2" office:value-type="string">
            <text:p text:style-name="P94">Utilisation des fonctions permettant de personnaliser le visuel.</text:p>
          </table:table-cell>
        </table:table-row>
      </table:table>
      <text:h text:style-name="P88" text:outline-level="2">1.3 Personnalisation de l’affichage (lignes 9 à 23)</text:h>
      <text:p text:style-name="Normal"><text:span text:style-name="T18">En Ligne 9 l</text:span>a fonction <text:span text:style-name="code_5f_par">edit_fn</text:span><text:span text:style-name="T18"> permet de personnaliser l’édition d’un score. Ici nous ne voulons pas de personnalisation, nous allons donc laisser la fonction vide.</text:span></text:p>
      <text:p text:style-name="P42">En Line 10 la fonction <text:span text:style-name="code_5f_par">render_fn</text:span> permet de personnaliser le contenu des cases :</text:p>
      <table:table table:name="Table3" table:style-name="Table3">
        <table:table-column table:style-name="Table3.A"/>
        <table:table-column table:style-name="Table3.B"/>
        <table:table-column table:style-name="Table3.C"/>
        <table:table-row>
          <table:table-cell table:style-name="Table3.A1" office:value-type="string">
            <text:p text:style-name="P73">Ligne</text:p>
          </table:table-cell>
          <table:table-cell table:style-name="Table3.A1" office:value-type="string">
            <text:p text:style-name="P73">Valeur par défaut</text:p>
          </table:table-cell>
          <table:table-cell table:style-name="Table3.C1" office:value-type="string">
            <text:p text:style-name="P72">Replacé par :</text:p>
          </table:table-cell>
        </table:table-row>
        <table:table-row>
          <table:table-cell table:style-name="Table3.A2" office:value-type="string">
            <text:p text:style-name="P73">12</text:p>
          </table:table-cell>
          <table:table-cell table:style-name="Table3.A2" office:value-type="string">
            <text:p text:style-name="P32"><text:span text:style-name="code_5f_par">BYE</text:span></text:p>
          </table:table-cell>
          <table:table-cell table:style-name="Table3.C2" office:value-type="string">
            <text:p text:style-name="P95">vide</text:p>
          </table:table-cell>
        </table:table-row>
        <text:soft-page-break/>
        <table:table-row>
          <table:table-cell table:style-name="Table3.A2" office:value-type="string">
            <text:p text:style-name="P73">15</text:p>
          </table:table-cell>
          <table:table-cell table:style-name="Table3.A2" office:value-type="string">
            <text:p text:style-name="P32"><text:span text:style-name="code_5f_par">TBD</text:span></text:p>
          </table:table-cell>
          <table:table-cell table:style-name="Table3.C2" office:value-type="string">
            <text:p text:style-name="P95">« à déterminer »</text:p>
          </table:table-cell>
        </table:table-row>
      </table:table>
      <text:p text:style-name="P5">/// Image : <text:span text:style-name="T17">langue_cases</text:span>.png ///</text:p>
      <text:p text:style-name="P84"><text:span text:style-name="T19">3</text:span> <text:span text:style-name="T20">Menu personnalisé</text:span></text:p>
      <text:p text:style-name="Normal">Les fonctions que nous allons déclarer <text:span text:style-name="T22">dans </text:span>cette section remplaceron<text:span text:style-name="T22">t</text:span> les fonctions vides du fichier <text:span text:style-name="code_5f_par">tournois.js</text:span>.</text:p>
      <text:p text:style-name="P89">3.1 <text:span text:style-name="T21">Vider la feuille de tournoi</text:span></text:p>
      <text:p text:style-name="Normal">Voic<text:span text:style-name="T22">i le code permettant de vider la feuille de tournoi :</text:span></text:p>
      <text:p text:style-name="code"><text:span text:style-name="T24">01: </text:span>function vider() {</text:p>
      <text:p text:style-name="P59"><text:span text:style-name="T24">02: </text:span><text:s text:c="4"/>infos={"teams":[], "results":[]};</text:p>
      <text:p text:style-name="P59"><text:span text:style-name="T24">03: </text:span><text:s text:c="4"/>affiche_tournoi();</text:p>
      <text:p text:style-name="P59"><text:span text:style-name="T24">04: </text:span>}</text:p>
      <text:p text:style-name="P14">La fonction est très simple on vide la liste des joueurs ainsi que les <text:span text:style-name="T23">résultats</text:span> et on r<text:span text:style-name="T49">é-affiche.</text:span></text:p>
      <text:p text:style-name="P89">3.2 <text:span text:style-name="T21">Ajouter un joueur</text:span></text:p>
      <text:p text:style-name="P15"><text:bookmark-start text:name="__DdeLink__1047_1874093516"/>Voici le code permettant de rajouter un joueur à la feuille de to<text:span text:style-name="T25">urnoi :</text:span><text:bookmark-end text:name="__DdeLink__1047_1874093516"/></text:p>
      <text:p text:style-name="P60">01: function liste_participants() {</text:p>
      <text:p text:style-name="P60"><text:span text:style-name="T26">0</text:span>2: <text:s text:c="4"/>return infos.teams.flat().filter(function (el) {</text:p>
      <text:p text:style-name="P60"><text:span text:style-name="T26">0</text:span>3: <text:s text:c="12"/>return el !== null;</text:p>
      <text:p text:style-name="P60"><text:span text:style-name="T26">0</text:span>4: <text:s text:c="8"/>});</text:p>
      <text:p text:style-name="P60"><text:span text:style-name="T26">0</text:span>5: }</text:p>
      <text:p text:style-name="P60"><text:span text:style-name="T26">0</text:span>6: </text:p>
      <text:p text:style-name="P60"><text:span text:style-name="T26">0</text:span>7: function ajoute_participant() {</text:p>
      <text:p text:style-name="P60"><text:span text:style-name="T26">0</text:span>8: <text:s text:c="4"/>if ((infos.results.length !== 0) || ($("#participant").val()==="")) return;</text:p>
      <text:p text:style-name="P60"><text:span text:style-name="T27">0</text:span>9: <text:s text:c="4"/>if (infos.teams.length===0) {</text:p>
      <text:p text:style-name="P60">10: <text:s text:c="8"/>infos.teams.push([$("#participant").val(),null]);</text:p>
      <text:p text:style-name="P60">11: <text:s text:c="4"/>} else {</text:p>
      <text:p text:style-name="P60">12: <text:s text:c="8"/>var participants=liste_participants();</text:p>
      <text:p text:style-name="P60">13: </text:p>
      <text:p text:style-name="P60">14: <text:s text:c="8"/>participants.push($("#participant").val());</text:p>
      <text:p text:style-name="P60">15: <text:s text:c="8"/>var racine_2=Math.ceil(Math.log2(participants.length));</text:p>
      <text:p text:style-name="P60">16: </text:p>
      <text:p text:style-name="P60">17: <text:s text:c="8"/>var complement=Math.pow(2,racine_2)-participants.length;</text:p>
      <text:p text:style-name="P60">18: <text:s text:c="8"/>for (i=0;i&lt;complement;i++) {</text:p>
      <text:p text:style-name="P60">19: <text:s text:c="12"/>participants.push(null);</text:p>
      <text:p text:style-name="P60">20: <text:s text:c="8"/>}</text:p>
      <text:p text:style-name="P60">21: </text:p>
      <text:p text:style-name="P60">22: <text:s text:c="8"/>var retour=[];</text:p>
      <text:p text:style-name="P60">23: <text:s text:c="8"/>for (i=0;i&lt;participants.length;i=i+2) {</text:p>
      <text:p text:style-name="P60">24: <text:s text:c="12"/>retour.push([participants[i],participants[i+1]]);</text:p>
      <text:p text:style-name="P60">25: <text:s text:c="8"/>}</text:p>
      <text:p text:style-name="P60">26: </text:p>
      <text:p text:style-name="P60">27: <text:s text:c="8"/>infos.teams=retour;</text:p>
      <text:p text:style-name="P60">28: <text:s text:c="4"/>}</text:p>
      <text:p text:style-name="P60">29: <text:s text:c="4"/>affiche_tournoi();</text:p>
      <text:p text:style-name="P60">30: <text:s text:c="4"/>$("#participant").val("");</text:p>
      <text:p text:style-name="code">31: }</text:p>
      <text:p text:style-name="P16">Le problème principal de la librairie jQuery Bracket c’est qu’elle ne fonctionne qu’avec un nombre de joueurs étant un carré : 2<text:span text:style-name="exposant">n</text:span>. Nous allons donc créer un programme qui accepte n’importe quel nombre de joueur.</text:p>
      <text:p text:style-name="P16">De la ligne 01 à 05 on cré<text:span text:style-name="T63">e</text:span> la fonction <text:span text:style-name="code_5f_par">liste_participants</text:span> qui a pour but de créer une liste de participants à partir de la liste jQuery Bracket, exemple :</text:p>
      <text:p text:style-name="P61"><text:s text:c="9"/>[["Arnaud","Sebastien"],["Emmanuel","Cedric"],["Patrick",null],["Olivier",null]]<text:line-break/><text:span text:style-name="T29">flat <text:s text:c="2"/>=&gt; ["Arnaud","Sebastien", <text:s/>"Emmanuel","Cedric", <text:s/>"Patrick",null, <text:s/>"Olivier",null]<text:line-break/>filter =&gt; ["Arnaud","Sebastien", <text:s/>"Emmanuel","Cedric", <text:s/>"Patrick", <text:s text:c="6"/>"Olivier" <text:s text:c="4"/>]</text:span></text:p>
      <text:p text:style-name="P43">Examinons maintenant la fonction <text:span text:style-name="code_5f_par">ajoute_participant</text:span> :</text:p>
      <table:table table:name="Table4" table:style-name="Table4">
        <table:table-column table:style-name="Table4.A"/>
        <table:table-column table:style-name="Table4.B"/>
        <table:table-row>
          <table:table-cell table:style-name="Table4.A1" office:value-type="string">
            <text:p text:style-name="P75">Lignes</text:p>
          </table:table-cell>
          <table:table-cell table:style-name="Table4.B1" office:value-type="string">
            <text:p text:style-name="P74">Explication</text:p>
          </table:table-cell>
        </table:table-row>
        <table:table-row>
          <table:table-cell table:style-name="Table4.A2" office:value-type="string">
            <text:p text:style-name="P75">08</text:p>
          </table:table-cell>
          <table:table-cell table:style-name="Table4.B2" office:value-type="string">
            <text:p text:style-name="P33">Dans le cas où il y a déjà des scores ou qu’il n’y a pas de nom à ajouter on ne fait rien.</text:p>
          </table:table-cell>
        </table:table-row>
        <table:table-row>
          <table:table-cell table:style-name="Table4.A2" office:value-type="string">
            <text:p text:style-name="P75">09,10</text:p>
          </table:table-cell>
          <table:table-cell table:style-name="Table4.B2" office:value-type="string">
            <text:p text:style-name="P44"><text:span text:style-name="T51">Si la liste est vide cré</text:span><text:span text:style-name="T52">ons</text:span><text:span text:style-name="T51"> un</text:span><text:span text:style-name="T52">e</text:span><text:span text:style-name="T51"> liste composé</text:span><text:span text:style-name="T52">e</text:span><text:span text:style-name="T51"> d’un joueur : </text:span><text:span text:style-name="code_5f_par">[["nom_joueur",null]]</text:span></text:p>
          </table:table-cell>
        </table:table-row>
        <table:table-row>
          <table:table-cell table:style-name="Table4.A2" office:value-type="string">
            <text:p text:style-name="P75">12</text:p>
          </table:table-cell>
          <table:table-cell table:style-name="Table4.B2" office:value-type="string">
            <text:p text:style-name="P33"><text:span text:style-name="T50">Création d’</text:span>une liste simple avec tous les joueurs : <text:span text:style-name="code_5f_par">participants</text:span></text:p>
          </table:table-cell>
        </table:table-row>
        <text:soft-page-break/>
        <table:table-row>
          <table:table-cell table:style-name="Table4.A2" office:value-type="string">
            <text:p text:style-name="P76">14</text:p>
          </table:table-cell>
          <table:table-cell table:style-name="Table4.B2" office:value-type="string">
            <text:p text:style-name="P34"><text:span text:style-name="T53">Ajout du joueur saisi dans le formulaire</text:span> à la fin de la liste <text:span text:style-name="code_5f_par">participants</text:span></text:p>
          </table:table-cell>
        </table:table-row>
        <table:table-row>
          <table:table-cell table:style-name="Table4.A2" office:value-type="string">
            <text:p text:style-name="P76">15</text:p>
          </table:table-cell>
          <table:table-cell table:style-name="Table4.B2" office:value-type="string">
            <text:p text:style-name="P35"><text:span text:style-name="T53">Calcul de la valeur </text:span><text:span text:style-name="code_5f_par">racine_2</text:span><text:span text:style-name="T30"> <text:s/>tel que 2</text:span><text:span text:style-name="exposant">racine_2</text:span><text:span text:style-name="T30"> ≥ nb(participants) &gt; 2</text:span><text:span text:style-name="exposant">racine_2-</text:span><text:span text:style-name="exposant"><text:span text:style-name="T55">1</text:span></text:span><text:span text:style-name="T30"> </text:span></text:p>
          </table:table-cell>
        </table:table-row>
        <table:table-row>
          <table:table-cell table:style-name="Table4.A2" office:value-type="string">
            <text:p text:style-name="P36">17</text:p>
          </table:table-cell>
          <table:table-cell table:style-name="Table4.B2" office:value-type="string">
            <text:p text:style-name="P37"><text:span text:style-name="T55">C</text:span>alcul <text:span text:style-name="T55">du</text:span> nombre de joueurs manquant<text:span text:style-name="T55">s</text:span> pour obtenir une puissance de 2 : <text:span text:style-name="code_5f_par">complement</text:span>.</text:p>
          </table:table-cell>
        </table:table-row>
        <table:table-row>
          <table:table-cell table:style-name="Table4.A2" office:value-type="string">
            <text:p text:style-name="P77">18,19</text:p>
          </table:table-cell>
          <table:table-cell table:style-name="Table4.B2" office:value-type="string">
            <text:p text:style-name="P38"><text:span text:style-name="T63">Complément de</text:span> la liste des joueurs avec des <text:span text:style-name="code_5f_par">null</text:span> à l’aide du <text:span text:style-name="code_5f_par">complement</text:span>.</text:p>
          </table:table-cell>
        </table:table-row>
        <table:table-row>
          <table:table-cell table:style-name="Table4.A2" office:value-type="string">
            <text:p text:style-name="P77">22 à 25</text:p>
          </table:table-cell>
          <table:table-cell table:style-name="Table4.B2" office:value-type="string">
            <text:p text:style-name="P38"><text:span text:style-name="T56">Création d’</text:span>une liste compréhensible par jQuery Bracket</text:p>
          </table:table-cell>
        </table:table-row>
        <table:table-row>
          <table:table-cell table:style-name="Table4.A2" office:value-type="string">
            <text:p text:style-name="P77">27</text:p>
          </table:table-cell>
          <table:table-cell table:style-name="Table4.B2" office:value-type="string">
            <text:p text:style-name="P38"><text:span text:style-name="T56">Mise à jour de la variable globale </text:span><text:span text:style-name="code_5f_par">infos.teams</text:span><text:span text:style-name="T31">.</text:span></text:p>
          </table:table-cell>
        </table:table-row>
        <table:table-row>
          <table:table-cell table:style-name="Table4.A2" office:value-type="string">
            <text:p text:style-name="P77">29</text:p>
          </table:table-cell>
          <table:table-cell table:style-name="Table4.B2" office:value-type="string">
            <text:p text:style-name="P96">Affichage de la feuille de tournoi pour tenir compte des modifications.</text:p>
          </table:table-cell>
        </table:table-row>
        <table:table-row>
          <table:table-cell table:style-name="Table4.A2" office:value-type="string">
            <text:p text:style-name="P77">30</text:p>
          </table:table-cell>
          <table:table-cell table:style-name="Table4.B2" office:value-type="string">
            <text:p text:style-name="P96">Suppression du nom du joueur dans le formulaire pour éviter les doublons.</text:p>
          </table:table-cell>
        </table:table-row>
      </table:table>
      <text:p text:style-name="P45">Voici un exemple d’exécution :</text:p>
      <text:p text:style-name="P62">L<text:span text:style-name="T54">igne 12 =&gt;</text:span> <text:s/>["Arnaud","Sebastien", <text:s/>"Emmanuel","Cedric", <text:s/>"Patrick","Olivier"]</text:p>
      <text:p text:style-name="P63">Ligne 19 =&gt; <text:s/>["Arnaud","Sebastien", <text:s/>"Emmanuel","Cedric", <text:s/>"Patrick","Olivier", <text:s/>null,null]</text:p>
      <text:p text:style-name="P63">Ligne 27 =&gt; [["Arnaud","Sebastien"],["Emmanuel","Cedric"],["Patrick","Olivier"],[null,null]]</text:p>
      <text:p text:style-name="P89">3.3 Tir<text:span text:style-name="T63">age</text:span> au sort <text:span text:style-name="T63">d</text:span>es matchs</text:p>
      <text:p text:style-name="P17"><text:span text:style-name="T57">Attaquons nous maintenant au</text:span> code permettant de <text:span text:style-name="T33">tirer au sort les différents matchs du tournoi :</text:span></text:p>
      <text:p text:style-name="code"><text:span text:style-name="T32">0</text:span>1: function shuffle(a) {</text:p>
      <text:p text:style-name="P64"><text:span text:style-name="T32">0</text:span>2: <text:s text:c="4"/>var j, x, i;</text:p>
      <text:p text:style-name="P64"><text:span text:style-name="T32">0</text:span>3: <text:s text:c="4"/>for (i = a.length - 1; i &gt; 0; i--) {</text:p>
      <text:p text:style-name="P64"><text:span text:style-name="T32">0</text:span>4: <text:s text:c="8"/>j = Math.floor(Math.random() * (i + 1));</text:p>
      <text:p text:style-name="P64"><text:span text:style-name="T32">0</text:span>5: <text:s text:c="8"/>x = a[i];</text:p>
      <text:p text:style-name="P64"><text:span text:style-name="T32">0</text:span>6: <text:s text:c="8"/>a[i] = a[j];</text:p>
      <text:p text:style-name="P64"><text:span text:style-name="T32">0</text:span>7: <text:s text:c="8"/>a[j] = x;</text:p>
      <text:p text:style-name="P64"><text:span text:style-name="T32">0</text:span>8: <text:s text:c="4"/>}</text:p>
      <text:p text:style-name="P64"><text:span text:style-name="T32">0</text:span>9: <text:s text:c="4"/>return a;</text:p>
      <text:p text:style-name="P64">10: } <text:s text:c="2"/></text:p>
      <text:p text:style-name="P64">11: <text:s text:c="4"/></text:p>
      <text:p text:style-name="P64">12: function tirage_aleatoire()</text:p>
      <text:p text:style-name="P64">13: {</text:p>
      <text:p text:style-name="P64">14: <text:s text:c="4"/>if (infos.results.length !== 0) return;</text:p>
      <text:p text:style-name="P64">15: <text:s text:c="4"/>var participants=liste_participants(); </text:p>
      <text:p text:style-name="P64">16: <text:s text:c="4"/>participants=shuffle(participants); <text:s text:c="2"/></text:p>
      <text:p text:style-name="P64">17: <text:s text:c="4"/></text:p>
      <text:p text:style-name="P64">18: <text:s text:c="4"/><text:span text:style-name="T38">var </text:span>retour=[];</text:p>
      <text:p text:style-name="P64">19: <text:s text:c="4"/><text:span text:style-name="T38">var </text:span><text:bookmark-start text:name="__DdeLink__1365_1062673929"/><text:span text:style-name="T38">nb_matchs</text:span><text:bookmark-end text:name="__DdeLink__1365_1062673929"/>=infos.teams.length;</text:p>
      <text:p text:style-name="P64">20: <text:s text:c="4"/></text:p>
      <text:p text:style-name="P65">21: <text:s text:c="4"/>for (i=0;i&lt;<text:span text:style-name="T38">nb_matchs</text:span>;i++)</text:p>
      <text:p text:style-name="P64">22: <text:s text:c="4"/>{</text:p>
      <text:p text:style-name="P64">23: <text:s text:c="8"/>if(participants[i+<text:span text:style-name="T37">nb_matchs</text:span>]) {</text:p>
      <text:p text:style-name="P64">24: <text:s text:c="12"/>retour.push([participants[i],participants[i+<text:span text:style-name="T37">nb_matchs</text:span>]]);</text:p>
      <text:p text:style-name="P64">25: <text:s text:c="8"/>} else {</text:p>
      <text:p text:style-name="P64">26: <text:s text:c="12"/>retour.push([participants[i],null]);</text:p>
      <text:p text:style-name="P64">27: <text:s text:c="8"/>} <text:s text:c="7"/></text:p>
      <text:p text:style-name="P64">28: <text:s text:c="4"/>} <text:s text:c="2"/></text:p>
      <text:p text:style-name="P64">29: <text:s text:c="4"/>infos.teams=retour;</text:p>
      <text:p text:style-name="P64">30: <text:s text:c="4"/>affiche_tournoi(); </text:p>
      <text:p text:style-name="P64">31: } <text:s text:c="2"/></text:p>
      <text:p text:style-name="P18"><text:span text:style-name="T36">En ligne 1, l</text:span>a fonction <text:span text:style-name="code_5f_par">shuffle</text:span> permet de mélanger les éléments d’un tableau JavaScript. Le code provient du site StackOverflow. <text:span text:style-name="gras">[</text:span><text:span text:style-name="gras"><text:span text:style-name="T35">2</text:span></text:span><text:span text:style-name="gras">]</text:span></text:p>
      <text:p text:style-name="P22">En ligne 12, la fonction <text:span text:style-name="code_5f_par">tirage_aleatoire</text:span> nous permet le tirage au sort des différents matchs. Voyons plus en détail son fonctionnement :</text:p>
      <table:table table:name="Table5" table:style-name="Table5">
        <table:table-column table:style-name="Table5.A"/>
        <table:table-column table:style-name="Table5.B"/>
        <table:table-row>
          <table:table-cell table:style-name="Table5.A1" office:value-type="string">
            <text:p text:style-name="P79">Lignes</text:p>
          </table:table-cell>
          <table:table-cell table:style-name="Table5.B1" office:value-type="string">
            <text:p text:style-name="P78">Explication</text:p>
          </table:table-cell>
        </table:table-row>
        <table:table-row>
          <table:table-cell table:style-name="Table5.A2" office:value-type="string">
            <text:p text:style-name="P79">14</text:p>
          </table:table-cell>
          <table:table-cell table:style-name="Table5.B2" office:value-type="string">
            <text:p text:style-name="P39">Si il y a déjà des scores il est impossible de modifier les matchs.</text:p>
          </table:table-cell>
        </table:table-row>
        <table:table-row>
          <table:table-cell table:style-name="Table5.A2" office:value-type="string">
            <text:p text:style-name="P79">15,16</text:p>
          </table:table-cell>
          <table:table-cell table:style-name="Table5.B2" office:value-type="string">
            <text:p text:style-name="P39">On récupère la liste des participants que l’on mélange aléatoirement à l’aide des fonctions <text:span text:style-name="code_5f_par">liste_participants</text:span> et <text:span text:style-name="code_5f_par">shuffle</text:span>.</text:p>
          </table:table-cell>
        </table:table-row>
        <table:table-row>
          <table:table-cell table:style-name="Table5.A2" office:value-type="string">
            <text:p text:style-name="P79">18</text:p>
          </table:table-cell>
          <table:table-cell table:style-name="Table5.B2" office:value-type="string">
            <text:p text:style-name="P39"><text:span text:style-name="T38">création de la variable qui contiendra le résultat du tirage au sort : </text:span><text:span text:style-name="code_5f_par">retour</text:span></text:p>
          </table:table-cell>
        </table:table-row>
        <table:table-row>
          <table:table-cell table:style-name="Table5.A2" office:value-type="string">
            <text:p text:style-name="P79">19</text:p>
          </table:table-cell>
          <table:table-cell table:style-name="Table5.B2" office:value-type="string">
            <text:p text:style-name="P39"><text:span text:style-name="T39">Récupération du nombre de match dans la variable : </text:span><text:span text:style-name="code_5f_par">nb_matchs</text:span></text:p>
          </table:table-cell>
        </table:table-row>
        <table:table-row>
          <table:table-cell table:style-name="Table5.A2" office:value-type="string">
            <text:p text:style-name="P79">21 à 28</text:p>
          </table:table-cell>
          <table:table-cell table:style-name="Table5.B2" office:value-type="string">
            <text:p text:style-name="P97">Création de la feuille de tournoi au format jQuery Bracket (voir exemple après le tableau)</text:p>
          </table:table-cell>
        </table:table-row>
        <table:table-row>
          <table:table-cell table:style-name="Table5.A2" office:value-type="string">
            <text:p text:style-name="P79">29,30</text:p>
          </table:table-cell>
          <table:table-cell table:style-name="Table5.B2" office:value-type="string">
            <text:p text:style-name="P40"><text:span text:style-name="T58">Enregistrement du résultat dans la variable globale </text:span><text:span text:style-name="code_5f_par">infos</text:span><text:span text:style-name="T41"> et on affichage </text:span><text:span text:style-name="code_5f_par">affiche_tournoi()</text:span><text:span text:style-name="T41">.</text:span></text:p>
          </table:table-cell>
        </table:table-row>
      </table:table>
      <text:p text:style-name="P46">Voici un exemple de la création de la feuille de tournoi au format jQuery Bracket (lignes 21 à 28) :</text:p>
      <text:p text:style-name="P21"><text:soft-page-break/></text:p>
      <text:p text:style-name="P67"><text:span text:style-name="T40"><text:s text:c="17"/>0 <text:s text:c="8"/>1 <text:s text:c="10"/>2 <text:s text:c="8"/>3 <text:s text:c="8"/>4 <text:s text:c="8"/>5</text:span><text:line-break/>participants<text:span text:style-name="T42">=</text:span>["Arnaud","Sebastien","Emmanuel","Cedric","Patrick","Olivier"]<text:line-break/><text:span text:style-name="T40">nb_matchs=4<text:line-break/>i=0 =&gt; retour=[["Arnaud","Patrick"]] indices 0(i) et 4(i+nb_matchs)<text:line-break/>i=1 =&gt; retour=[["Arnaud","Patrick"],["Sebastien","Olivier"]] indices 1(i) et 5(i+nb_matchs)<text:line-break/>i=2 =&gt; retour=[["Arnaud","Patrick"],["Sebastien","Olivier"],["Emmanuel",null]]<text:line-break/>i=3 =&gt; retour=[["Arnaud","Patrick"],["Sebastien","Olivier"],["Emmanuel",null],["Cedric",null]]</text:span></text:p>
      <text:p text:style-name="P23"/>
      <text:p text:style-name="P90">3.4 Enregistrer la feuille de tournoi</text:p>
      <text:p text:style-name="P24">Voici le code permettant d’enregistrer les modifications de la feuille de tournoi :</text:p>
      <text:p text:style-name="code"><text:s text:c="2"/>1 function sauver(data) {</text:p>
      <text:p text:style-name="code"><text:s text:c="2"/>2 <text:s text:c="4"/>infos=data;</text:p>
      <text:p text:style-name="code"><text:s text:c="2"/>3 <text:s text:c="4"/>affiche_tournoi();</text:p>
      <text:p text:style-name="code"><text:s text:c="2"/>4 }</text:p>
      <text:p text:style-name="code"><text:s text:c="2"/>5 </text:p>
      <text:p text:style-name="code"><text:s text:c="2"/>6 function enregistrer() {</text:p>
      <text:p text:style-name="code"><text:s text:c="2"/>7 <text:s text:c="4"/>$.ajax({</text:p>
      <text:p text:style-name="code"><text:s text:c="2"/>8 <text:s text:c="8"/>async:true,</text:p>
      <text:p text:style-name="code"><text:s text:c="2"/>9 <text:s text:c="8"/>type:"POST",</text:p>
      <text:p text:style-name="code"><text:s/>10 <text:s text:c="8"/>url:"/php/enregistre.php",</text:p>
      <text:p text:style-name="code"><text:s/>11 <text:s text:c="8"/>data:JSON.stringify(infos),</text:p>
      <text:p text:style-name="code"><text:s/>12 <text:s text:c="8"/>datatype:"json",</text:p>
      <text:p text:style-name="code"><text:s/>13 <text:s text:c="8"/>success: function(){alert("Enregistrement réussi");},</text:p>
      <text:p text:style-name="code"><text:s/>14 <text:s text:c="8"/>error: function(){alert("Impossible d'enregistrer");}</text:p>
      <text:p text:style-name="code"><text:s/>15 <text:s text:c="4"/>});</text:p>
      <text:p text:style-name="code"><text:s/>16 }</text:p>
      <text:p text:style-name="P25">La fonction <text:span text:style-name="code_5f_par">sauver</text:span> récup<text:span text:style-name="T43">ère</text:span> les données renvoyées par jQuery Bracket et de les sauvegarde dans la variable globale <text:span text:style-name="code_5f_par">infos</text:span>, <text:span text:style-name="T43">ensuite ré-affichons la feuille de tournoi.</text:span></text:p>
      <text:p text:style-name="P26">La fonction <text:span text:style-name="code_5f_par">enregistrer</text:span> effectue un POST HTTP sur l’url <text:span text:style-name="code_5f_par">/php/enregistre.php</text:span> <text:span text:style-name="T44">et passe en argument le infos au format JSON à l’aide de la fonction </text:span><text:span text:style-name="code_5f_par">JSON.stringify</text:span><text:span text:style-name="T44">.</text:span></text:p>
      <text:p text:style-name="P85"><text:span text:style-name="T28">4</text:span> <text:span text:style-name="T28">Enregistrer la feuille de tournoi côté serveur</text:span></text:p>
      <text:p text:style-name="P47"><text:span text:style-name="T46">Dans cette section nous allons implémenter la partie serveur</text:span><text:bookmark-start text:name="__DdeLink__711_1625487965"/>.<text:bookmark-end text:name="__DdeLink__711_1625487965"/> <text:span text:style-name="T64">Dans notre exemple nous utiliserons PHP.</text:span><text:line-break/><text:span text:style-name="T59">Cette partie étant en dehors de l’utilisation de la librairie jQuery Backet nous allons nous contenter d’un « quick &amp; dirty » (« vite fait, mal fait »).</text:span></text:p>
      <text:p text:style-name="P48">Voici donc le code de <text:span text:style-name="code_5f_par">php/enregistre.php</text:span> :</text:p>
      <text:p text:style-name="P100"><text:s text:c="2"/>1 &lt;?php</text:p>
      <text:p text:style-name="code"><text:s text:c="2"/>2 /*****************************</text:p>
      <text:p text:style-name="code"><text:s text:c="2"/>3 <text:s/>* ATTENTION A SECURISER !!! *</text:p>
      <text:p text:style-name="code"><text:s text:c="2"/>4 <text:s/>* NE PAS UTILISER EN L'ETAT *</text:p>
      <text:p text:style-name="code"><text:s text:c="2"/>5 <text:s/>*****************************/</text:p>
      <text:p text:style-name="code"><text:s text:c="2"/>6 </text:p>
      <text:p text:style-name="code"><text:s text:c="2"/>7 $params = file_get_contents("php://input");</text:p>
      <text:p text:style-name="code"><text:s text:c="2"/>8 $json=json_decode($params, true);</text:p>
      <text:p text:style-name="code"><text:s text:c="2"/>9 </text:p>
      <text:p text:style-name="code"><text:s/>10 $file = '../js/resultats.json';</text:p>
      <text:p text:style-name="code"><text:s/>11 file_put_contents($file, $params);</text:p>
      <text:p text:style-name="code"><text:s/>12 ?&gt;</text:p>
      <text:p text:style-name="P48">Le programme récupère des données HTTP POST en ligne 7, les convertit au format JSON en ligne 8 et écrit le résultat dans le fichier <text:span text:style-name="code_5f_par">../js/reusltats.json</text:span> en lignes 10 et 11.</text:p>
      <text:h text:style-name="P81" text:outline-level="1">Conclusion</text:h>
      <text:p text:style-name="P6">// Image: production.png //</text:p>
      <text:p text:style-name="P27">Et Voilà !!! <text:span text:style-name="T60">Nous avons créé tout le nécessaire pour pouvoir aisément créer notre feuille de tournoi à l’aide de notre formulaire.</text:span><text:line-break/>Pour aller plus loin je vous invite à lire la documentation officielle de jQuery Bracket <text:span text:style-name="gras">[</text:span><text:span text:style-name="gras"><text:span text:style-name="T34">1</text:span></text:span><text:span text:style-name="gras">]</text:span>, vous y apprendrez par exemple comment :</text:p>
      <text:p text:style-name="P27">- <text:span text:style-name="T45">personnaliser votre affichage</text:span></text:p>
      <text:p text:style-name="P28">- ajouter une consolante à votre tournoi</text:p>
      <text:p text:style-name="P28"><text:soft-page-break/>- créer un tournoi à double élimination</text:p>
      <text:p text:style-name="P28">Pour finir il ne faudra pas oublier de sécuriser <text:span text:style-name="code_5f_par">php/enregistrer.php</text:span>. Vous pourrez par exemple rajouter un accès authentifié et supprimer l’écriture fichier au profit d’un stockage en base de données.</text:p>
      <text:h text:style-name="P81" text:outline-level="1">Références</text:h>
      <text:p text:style-name="P20"><text:span text:style-name="gras">[</text:span><text:span text:style-name="gras"><text:span text:style-name="T34">1</text:span></text:span><text:span text:style-name="gras">]</text:span> <text:span text:style-name="T34">Site officiel de jQuery Bracket : </text:span><text:span text:style-name="url">http://www.aropupu.fi/bracket/</text:span><text:span text:style-name="T34"> </text:span></text:p>
      <text:p text:style-name="P17"><text:span text:style-name="gras">[</text:span><text:span text:style-name="gras"><text:span text:style-name="T34">2</text:span></text:span><text:span text:style-name="gras">]</text:span> <text:span text:style-name="T33">Comment mélanger un tableau JavaScript sur le site StackOverflow:</text:span> <text:span text:style-name="url">https://stackoverflow.com/questions/6274339/how-can-i-shuffle-an-array</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0783in" fo:margin-bottom="0.0398in"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in" fo:margin-bottom="0in"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in" fo:margin-bottom="0in"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8b0000" style:font-name="Bitstream Vera Sans Mono" fo:font-family="'Bitstream Vera Sans Mono'" style:font-style-name="Gras" style:font-family-generic="modern" style:font-pitch="fixed" fo:font-size="9pt" fo:font-weight="bold" officeooo:rsid="0015ab34" style:font-weight-asian="bold" style:font-weight-complex="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b0c4de"/>
    </style:style>
    <style:style style:name="url" style:family="text">
      <style:text-properties style:font-name="Arial" fo:font-family="Arial" style:font-style-name="Gras" style:font-family-generic="swiss" style:font-pitch="variable" fo:font-size="10pt" style:text-underline-style="none" fo:font-weight="bold" officeooo:rsid="0015ab34" fo:background-color="#afeeee"/>
    </style:style>
    <style:style style:name="gras" style:family="text">
      <style:text-properties fo:color="#ffa07a" style:font-name="Arial1" fo:font-family="Arial" style:font-style-name="Normal" style:font-family-generic="swiss" style:font-pitch="variable" fo:font-size="10pt" fo:font-weight="bold" officeooo:rsid="0015ab34" fo:background-color="transparent"/>
    </style:style>
    <style:style style:name="italic" style:family="text">
      <style:text-properties fo:color="#3cb371" style:font-name="Arial1" fo:font-family="Arial" style:font-style-name="Normal" style:font-family-generic="swiss" style:font-pitch="variable" fo:font-size="10pt"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iamond_editions</dc:title>
    <meta:creation-date>2017-10-24T16:01:53.796827490</meta:creation-date>
    <dc:language>fr-FR</dc:language>
    <meta:editing-cycles>100</meta:editing-cycles>
    <meta:editing-duration>PT8H39M34S</meta:editing-duration>
    <dc:date>2018-12-27T16:36:11.446477352</dc:date>
    <dc:creator>Sébastien Colas </dc:creator>
    <meta:document-statistic meta:table-count="5" meta:image-count="0" meta:object-count="0" meta:page-count="7" meta:paragraph-count="335" meta:word-count="2112" meta:character-count="15830" meta:non-whitespace-character-count="13039"/>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